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bfcb" officeooo:paragraph-rsid="001abf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Hiring Manager,</text:p>
      <text:p text:style-name="P1"/>
      <text:p text:style-name="P1"><text:tab/>I am writing this cover letter as an accompaniment to my application and resume for an intern position as a Software Engineer (web) at Elemental Technolog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4-11-24T15:28:29.893047390</meta:creation-date>
    <dc:date>2014-11-24T15:33:10.034368040</dc:date>
    <dc:creator>jared </dc:creator>
    <meta:editing-duration>PT3M13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2" meta:word-count="29" meta:character-count="179" meta:non-whitespace-character-count="151"/>
  </office:meta>
</office:document-meta>
</file>